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42d11" officeooo:paragraph-rsid="00142d11" style:font-weight-asian="bold" style:font-weight-complex="bold"/>
    </style:style>
    <style:style style:name="P3" style:family="paragraph" style:parent-style-name="Standard">
      <style:text-properties officeooo:paragraph-rsid="0018c73a"/>
    </style:style>
    <style:style style:name="P4" style:family="paragraph" style:parent-style-name="Standard">
      <style:text-properties officeooo:paragraph-rsid="001b3215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42c5f" officeooo:paragraph-rsid="00142c5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42d11" officeooo:paragraph-rsid="00142d11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82f84" officeooo:paragraph-rsid="00282f84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82f84" officeooo:paragraph-rsid="002ef1b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64cc7" officeooo:paragraph-rsid="002c230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d045b" officeooo:paragraph-rsid="002d045b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051a6" officeooo:paragraph-rsid="003051a6" style:font-weight-asian="bold" style:font-weight-complex="bold"/>
    </style:style>
    <style:style style:name="P13" style:family="paragraph" style:parent-style-name="Standard">
      <style:text-properties officeooo:rsid="00142d11" officeooo:paragraph-rsid="00142d11"/>
    </style:style>
    <style:style style:name="P14" style:family="paragraph" style:parent-style-name="Standard">
      <style:text-properties officeooo:rsid="00282f84" officeooo:paragraph-rsid="00282f84"/>
    </style:style>
    <style:style style:name="P15" style:family="paragraph" style:parent-style-name="Standard">
      <style:text-properties officeooo:rsid="00183037"/>
    </style:style>
    <style:style style:name="P16" style:family="paragraph" style:parent-style-name="Standard">
      <style:text-properties fo:background-color="#ffff00"/>
    </style:style>
    <style:style style:name="P17" style:family="paragraph" style:parent-style-name="Standard">
      <style:text-properties officeooo:paragraph-rsid="002a2018"/>
    </style:style>
    <style:style style:name="P18" style:family="paragraph" style:parent-style-name="Standard">
      <style:text-properties officeooo:rsid="002d045b" officeooo:paragraph-rsid="002d045b"/>
    </style:style>
    <style:style style:name="P19" style:family="paragraph" style:parent-style-name="Standard">
      <style:text-properties style:text-underline-style="none" fo:font-weight="bold" officeooo:rsid="002d045b" officeooo:paragraph-rsid="002d045b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d045b" officeooo:paragraph-rsid="003051a6" style:font-weight-asian="bold" style:font-weight-complex="bold"/>
    </style:style>
    <style:style style:name="P21" style:family="paragraph" style:parent-style-name="Standard">
      <style:text-properties fo:background-color="#b3b3b3" style:font-size-asian="10.5pt"/>
    </style:style>
    <style:style style:name="P22" style:family="paragraph" style:parent-style-name="Standard">
      <style:text-properties fo:color="#3333ff" fo:font-style="italic" style:text-underline-style="none" officeooo:paragraph-rsid="002ef1bd" style:font-style-asian="italic" style:font-style-complex="italic"/>
    </style:style>
    <style:style style:name="P23" style:family="paragraph" style:parent-style-name="Standard">
      <style:text-properties officeooo:paragraph-rsid="003051a6"/>
    </style:style>
    <style:style style:name="P24" style:family="paragraph" style:parent-style-name="Standard">
      <style:text-properties fo:font-size="22pt" style:font-size-asian="22pt" style:font-size-complex="22pt"/>
    </style:style>
    <style:style style:name="P25" style:family="paragraph" style:parent-style-name="Standard">
      <style:paragraph-properties fo:margin-left="0in" fo:margin-right="0in" style:line-height-at-least="0.2083in" fo:text-align="justify" style:justify-single-word="false" fo:text-indent="0in" style:auto-text-indent="false"/>
      <style:text-properties fo:font-variant="normal" fo:text-transform="none" fo:color="#333333" style:font-name="monospace" fo:font-size="10.5pt" fo:letter-spacing="normal" fo:font-style="normal" fo:font-weight="normal" officeooo:paragraph-rsid="001ebf63"/>
    </style:style>
    <style:style style:name="P26" style:family="paragraph" style:parent-style-name="Standard">
      <style:paragraph-properties fo:margin-left="0in" fo:margin-right="0in" style:line-height-at-least="0.2083in" fo:text-align="start" style:justify-single-word="false" fo:text-indent="0in" style:auto-text-indent="fals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27" style:family="paragraph" style:parent-style-name="Standard">
      <style:paragraph-properties fo:margin-left="0in" fo:margin-right="0in" style:line-height-at-least="0.2083in" fo:text-align="start" style:justify-single-word="false" fo:text-indent="0in" style:auto-text-indent="false" fo:background-color="#cccccc">
        <style:background-image/>
      </style:paragraph-properties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28" style:family="paragraph" style:parent-style-name="Standard">
      <style:paragraph-properties fo:margin-left="0in" fo:margin-right="0in" style:line-height-at-least="0.2083in" fo:text-align="justify" style:justify-single-word="false" fo:text-indent="0in" style:auto-text-indent="false" fo:background-color="#cccccc">
        <style:background-image/>
      </style:paragraph-properties>
      <style:text-properties fo:font-variant="normal" fo:text-transform="none" fo:color="#333333" style:font-name="monospace" fo:font-size="10.5pt" fo:letter-spacing="normal" fo:font-style="normal" fo:font-weight="normal" officeooo:paragraph-rsid="001ebf63"/>
    </style:style>
    <style:style style:name="P29" style:family="paragraph" style:parent-style-name="Standard">
      <style:paragraph-properties fo:margin-left="0in" fo:margin-right="0in" style:line-height-at-least="0.2083in" fo:text-align="justify" style:justify-single-word="false" fo:text-indent="0in" style:auto-text-indent="false" fo:background-color="#cccccc">
        <style:background-image/>
      </style:paragraph-properties>
      <style:text-properties fo:font-variant="normal" fo:text-transform="none" fo:color="#333333" style:font-name="monospace" fo:font-size="10.5pt" fo:letter-spacing="normal" fo:font-style="normal" fo:font-weight="normal" officeooo:paragraph-rsid="00142d11"/>
    </style:style>
    <style:style style:name="P30" style:family="paragraph" style:parent-style-name="Standard">
      <style:paragraph-properties fo:margin-left="0in" fo:margin-right="0in" style:line-height-at-least="0.2083in" fo:text-align="justify" style:justify-single-word="false" fo:text-indent="0in" style:auto-text-indent="false" fo:background-color="#cccccc">
        <style:background-image/>
      </style:paragraph-properties>
      <style:text-properties officeooo:paragraph-rsid="00142d11"/>
    </style:style>
    <style:style style:name="P31" style:family="paragraph" style:parent-style-name="Standard">
      <style:paragraph-properties fo:background-color="#cccccc">
        <style:background-image/>
      </style:paragraph-properties>
      <style:text-properties officeooo:paragraph-rsid="0018c73a"/>
    </style:style>
    <style:style style:name="P32" style:family="paragraph" style:parent-style-name="Standard">
      <style:paragraph-properties fo:background-color="#cccccc">
        <style:background-image/>
      </style:paragraph-properties>
      <style:text-properties officeooo:paragraph-rsid="001a7244"/>
    </style:style>
    <style:style style:name="P33" style:family="paragraph" style:parent-style-name="Standard">
      <style:paragraph-properties fo:background-color="#cccccc">
        <style:background-image/>
      </style:paragraph-properties>
      <style:text-properties fo:font-weight="bold" officeooo:paragraph-rsid="0015e1ec" style:font-weight-asian="bold" style:font-weight-complex="bold"/>
    </style:style>
    <style:style style:name="P34" style:family="paragraph" style:parent-style-name="Standard">
      <style:paragraph-properties fo:background-color="#cccccc">
        <style:background-image/>
      </style:paragraph-properties>
      <style:text-properties fo:font-weight="bold" officeooo:paragraph-rsid="0016c908" style:font-weight-asian="bold" style:font-weight-complex="bold"/>
    </style:style>
    <style:style style:name="P35" style:family="paragraph" style:parent-style-name="Standard">
      <style:paragraph-properties fo:background-color="#cccccc">
        <style:background-image/>
      </style:paragraph-properties>
      <style:text-properties fo:font-variant="normal" fo:text-transform="none" fo:color="#333333" style:font-name="monospace" fo:font-size="10.5pt" fo:letter-spacing="normal" fo:font-style="normal" fo:font-weight="normal" officeooo:rsid="00142d11" officeooo:paragraph-rsid="0015e1ec" style:font-weight-asian="bold" style:font-weight-complex="bold"/>
    </style:style>
    <style:style style:name="P36" style:family="paragraph" style:parent-style-name="Standard">
      <style:paragraph-properties fo:background-color="#cccccc">
        <style:background-image/>
      </style:paragraph-properties>
      <style:text-properties fo:font-variant="normal" fo:text-transform="none" fo:color="#333333" style:font-name="monospace" fo:font-size="10.5pt" fo:letter-spacing="normal" fo:font-style="normal" fo:font-weight="normal" officeooo:rsid="00142d11" officeooo:paragraph-rsid="0016c908" style:font-weight-asian="bold" style:font-weight-complex="bold"/>
    </style:style>
    <style:style style:name="P37" style:family="paragraph" style:parent-style-name="Standard">
      <style:paragraph-properties fo:background-color="#cccccc">
        <style:background-image/>
      </style:paragraph-properties>
      <style:text-properties fo:font-variant="normal" fo:text-transform="none" fo:color="#333333" style:font-name="monospace" fo:font-size="10.5pt" fo:letter-spacing="normal" fo:font-style="normal" fo:font-weight="normal" officeooo:rsid="00183037" officeooo:paragraph-rsid="0018c73a"/>
    </style:style>
    <style:style style:name="P38" style:family="paragraph" style:parent-style-name="Standard">
      <style:paragraph-properties fo:background-color="#cccccc">
        <style:background-image/>
      </style:paragraph-properties>
      <style:text-properties fo:font-variant="normal" fo:text-transform="none" fo:color="#333333" style:font-name="monospace" fo:font-size="10.5pt" fo:letter-spacing="normal" fo:font-style="normal" fo:font-weight="normal" officeooo:rsid="00183037" officeooo:paragraph-rsid="001a7244"/>
    </style:style>
    <style:style style:name="P39" style:family="paragraph" style:parent-style-name="Standard">
      <style:paragraph-properties fo:background-color="#cccccc">
        <style:background-image/>
      </style:paragraph-properties>
      <style:text-properties fo:font-variant="normal" fo:text-transform="none" fo:color="#333333" style:font-name="monospace" fo:font-size="10.5pt" fo:letter-spacing="normal" fo:font-style="normal" fo:font-weight="normal" officeooo:rsid="00183037" officeooo:paragraph-rsid="001e734b"/>
    </style:style>
    <style:style style:name="P40" style:family="paragraph" style:parent-style-name="Standard">
      <style:paragraph-properties fo:background-color="#cccccc">
        <style:background-image/>
      </style:paragraph-properties>
      <style:text-properties fo:font-variant="normal" fo:text-transform="none" fo:color="#333333" style:font-name="monospace" fo:font-size="10.5pt" fo:letter-spacing="normal" fo:font-style="italic" fo:font-weight="normal" officeooo:rsid="00183037" officeooo:paragraph-rsid="0018c73a"/>
    </style:style>
    <style:style style:name="P41" style:family="paragraph" style:parent-style-name="Standard" style:master-page-name="">
      <style:paragraph-properties style:page-number="auto" fo:background-color="#cccccc">
        <style:background-image/>
      </style:paragraph-properties>
      <style:text-properties fo:font-variant="normal" fo:text-transform="none" fo:color="#999988" style:font-name="monospace" fo:font-size="10.5pt" fo:letter-spacing="normal" fo:font-style="italic" fo:font-weight="normal" officeooo:rsid="00183037" officeooo:paragraph-rsid="0018c73a"/>
    </style:style>
    <style:style style:name="P42" style:family="paragraph" style:parent-style-name="Standard">
      <style:text-properties fo:color="#3333ff" fo:font-style="italic" style:text-underline-style="none" officeooo:rsid="002c4b86" officeooo:paragraph-rsid="002ef1bd" fo:background-color="transparent" style:font-size-asian="10.5pt" style:font-style-asian="italic" style:font-style-complex="italic"/>
    </style:style>
    <style:style style:name="P43" style:family="paragraph" style:parent-style-name="Standard">
      <style:text-properties fo:color="#3333ff" fo:font-style="italic" style:text-underline-style="none" officeooo:paragraph-rsid="002ef1bd" style:font-style-asian="italic" style:font-style-complex="italic"/>
    </style:style>
    <style:style style:name="P44" style:family="paragraph" style:parent-style-name="Standard">
      <style:text-properties fo:color="#3333ff" fo:font-style="italic" style:text-underline-style="none" officeooo:rsid="0030d7de" officeooo:paragraph-rsid="0030d7de" style:font-style-asian="italic" style:font-style-complex="italic"/>
    </style:style>
    <style:style style:name="P45" style:family="paragraph" style:parent-style-name="Standard">
      <style:text-properties fo:font-weight="bold" officeooo:rsid="002d045b" officeooo:paragraph-rsid="002d045b" style:font-weight-asian="bold" style:font-weight-complex="bold"/>
    </style:style>
    <style:style style:name="P4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Standard" style:list-style-name="L1"/>
    <style:style style:name="P48" style:family="paragraph" style:parent-style-name="Standard" style:list-style-name="L2"/>
    <style:style style:name="P49" style:family="paragraph" style:parent-style-name="Standard" style:list-style-name="L2">
      <style:text-properties officeooo:paragraph-rsid="0020a83e"/>
    </style:style>
    <style:style style:name="T1" style:family="text">
      <style:text-properties officeooo:rsid="00142c5f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a2018" style:font-style-asian="normal" style:font-style-complex="normal"/>
    </style:style>
    <style:style style:name="T4" style:family="text">
      <style:text-properties fo:font-style="normal" officeooo:rsid="002d045b" style:font-style-asian="normal" style:font-style-complex="normal"/>
    </style:style>
    <style:style style:name="T5" style:family="text">
      <style:text-properties fo:font-style="normal" officeooo:rsid="002c4b86" style:font-style-asian="normal" style:font-style-complex="normal"/>
    </style:style>
    <style:style style:name="T6" style:family="text">
      <style:text-properties fo:font-variant="normal" fo:text-transform="none" fo:color="#333333" style:font-name="monospace" fo:font-size="10.5pt" fo:letter-spacing="normal" fo:font-style="normal" fo:font-weight="bold"/>
    </style:style>
    <style:style style:name="T7" style:family="text">
      <style:text-properties fo:font-variant="normal" fo:text-transform="none" fo:color="#333333" style:font-name="monospace" fo:font-size="10.5pt" fo:letter-spacing="normal" fo:font-style="normal" fo:font-weight="normal"/>
    </style:style>
    <style:style style:name="T8" style:family="text">
      <style:text-properties fo:font-variant="normal" fo:text-transform="none" fo:color="#333333" style:font-name="monospace" fo:font-size="10.5pt" fo:letter-spacing="normal" fo:font-style="normal" fo:font-weight="normal" officeooo:rsid="00142d11"/>
    </style:style>
    <style:style style:name="T9" style:family="text">
      <style:text-properties fo:font-variant="normal" fo:text-transform="none" fo:color="#333333" style:font-name="monospace" fo:font-size="10.5pt" fo:letter-spacing="normal" fo:font-style="normal" fo:font-weight="normal" officeooo:rsid="00183037"/>
    </style:style>
    <style:style style:name="T10" style:family="text">
      <style:text-properties fo:font-variant="normal" fo:text-transform="none" fo:color="#333333" style:font-name="monospace" fo:font-size="10.5pt" fo:letter-spacing="normal" fo:font-style="normal" officeooo:rsid="00142d11"/>
    </style:style>
    <style:style style:name="T11" style:family="text">
      <style:text-properties fo:font-variant="normal" fo:text-transform="none" fo:color="#333333" fo:letter-spacing="normal"/>
    </style:style>
    <style:style style:name="T12" style:family="text">
      <style:text-properties fo:font-variant="normal" fo:text-transform="none" fo:color="#333333" fo:letter-spacing="normal" officeooo:rsid="00142d11"/>
    </style:style>
    <style:style style:name="T13" style:family="text">
      <style:text-properties fo:font-variant="normal" fo:text-transform="none" fo:color="#333333" fo:letter-spacing="normal" officeooo:rsid="00183037"/>
    </style:style>
    <style:style style:name="T14" style:family="text">
      <style:text-properties fo:font-variant="normal" fo:text-transform="none" fo:color="#dd1144" style:font-name="monospace" fo:font-size="10.5pt" fo:letter-spacing="normal" fo:font-style="normal" fo:font-weight="normal"/>
    </style:style>
    <style:style style:name="T15" style:family="text">
      <style:text-properties fo:font-variant="normal" fo:text-transform="none" fo:color="#dd1144" style:font-name="monospace" fo:font-size="10.5pt" fo:letter-spacing="normal" fo:font-style="normal" fo:font-weight="normal" officeooo:rsid="00142d11"/>
    </style:style>
    <style:style style:name="T16" style:family="text">
      <style:text-properties fo:font-variant="normal" fo:text-transform="none" fo:color="#009926" style:font-name="monospace" fo:font-size="10.5pt" fo:letter-spacing="normal" fo:font-style="normal" fo:font-weight="normal"/>
    </style:style>
    <style:style style:name="T17" style:family="text">
      <style:text-properties fo:font-variant="normal" fo:text-transform="none" fo:color="#009999" style:font-name="monospace" fo:font-size="10.5pt" fo:letter-spacing="normal" fo:font-style="normal" fo:font-weight="normal"/>
    </style:style>
    <style:style style:name="T18" style:family="text">
      <style:text-properties fo:font-variant="normal" fo:text-transform="none" fo:color="#009999" style:font-name="monospace" fo:font-size="10.5pt" fo:letter-spacing="normal" fo:font-style="normal" fo:font-weight="normal" officeooo:rsid="00142d11"/>
    </style:style>
    <style:style style:name="T19" style:family="text">
      <style:text-properties fo:font-variant="normal" fo:text-transform="none" fo:color="#0086b3" style:font-name="monospace" fo:font-size="10.5pt" fo:letter-spacing="normal" fo:font-style="normal" fo:font-weight="normal"/>
    </style:style>
    <style:style style:name="T20" style:family="text">
      <style:text-properties fo:font-variant="normal" fo:text-transform="none" fo:color="#0086b3" style:font-name="monospace" fo:font-size="10.5pt" fo:letter-spacing="normal" fo:font-style="normal" fo:font-weight="normal" officeooo:rsid="00142d11"/>
    </style:style>
    <style:style style:name="T21" style:family="text">
      <style:text-properties fo:font-variant="normal" fo:text-transform="none" fo:color="#999988" style:font-name="monospace" fo:font-size="10.5pt" fo:letter-spacing="normal" fo:font-style="italic" fo:font-weight="normal" officeooo:rsid="00183037"/>
    </style:style>
    <style:style style:name="T22" style:family="text">
      <style:text-properties officeooo:rsid="00142d1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b3215" style:font-weight-asian="bold" style:font-weight-complex="bold"/>
    </style:style>
    <style:style style:name="T25" style:family="text">
      <style:text-properties officeooo:rsid="00183037"/>
    </style:style>
    <style:style style:name="T26" style:family="text">
      <style:text-properties officeooo:rsid="0018c73a"/>
    </style:style>
    <style:style style:name="T27" style:family="text">
      <style:text-properties officeooo:rsid="001b3215"/>
    </style:style>
    <style:style style:name="T28" style:family="text">
      <style:text-properties officeooo:rsid="0021250d"/>
    </style:style>
    <style:style style:name="T29" style:family="text">
      <style:text-properties officeooo:rsid="002341e2"/>
    </style:style>
    <style:style style:name="T30" style:family="text">
      <style:text-properties officeooo:rsid="0024af54"/>
    </style:style>
    <style:style style:name="T31" style:family="text">
      <style:text-properties officeooo:rsid="0025e603"/>
    </style:style>
    <style:style style:name="T32" style:family="text">
      <style:text-properties officeooo:rsid="00286d01"/>
    </style:style>
    <style:style style:name="T33" style:family="text">
      <style:text-properties fo:background-color="#b3b3b3" loext:char-shading-value="0" style:font-size-asian="10.5pt"/>
    </style:style>
    <style:style style:name="T34" style:family="text">
      <style:text-properties officeooo:rsid="002c4b86"/>
    </style:style>
    <style:style style:name="T35" style:family="text">
      <style:text-properties style:text-underline-style="solid" style:text-underline-width="auto" style:text-underline-color="font-color" officeooo:rsid="00282f84"/>
    </style:style>
    <style:style style:name="T36" style:family="text">
      <style:text-properties style:text-underline-style="solid" style:text-underline-width="auto" style:text-underline-color="font-color" officeooo:rsid="003051a6"/>
    </style:style>
    <style:style style:name="T37" style:family="text">
      <style:text-properties fo:background-color="transparent" loext:char-shading-value="0" style:font-size-asian="10.5pt"/>
    </style:style>
    <style:style style:name="T38" style:family="text">
      <style:text-properties officeooo:rsid="002c4b86" fo:background-color="transparent" loext:char-shading-value="0" style:font-size-asian="10.5pt"/>
    </style:style>
    <style:style style:name="T39" style:family="text">
      <style:text-properties officeooo:rsid="002ef1bd" fo:background-color="transparent" loext:char-shading-value="0" style:font-size-asian="10.5pt"/>
    </style:style>
    <style:style style:name="T40" style:family="text">
      <style:text-properties fo:background-color="#cccccc" loext:char-shading-value="0"/>
    </style:style>
    <style:style style:name="T41" style:family="text">
      <style:text-properties fo:font-style="italic" officeooo:rsid="002c4b86" style:font-style-asian="italic" style:font-style-complex="italic"/>
    </style:style>
    <style:style style:name="T42" style:family="text">
      <style:text-properties officeooo:rsid="002ef1bd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2d045b"/>
    </style:style>
    <style:style style:name="T45" style:family="text">
      <style:text-properties style:text-underline-style="none" officeooo:rsid="003051a6"/>
    </style:style>
    <style:style style:name="T46" style:family="text">
      <style:text-properties officeooo:rsid="003051a6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8">Note</text:span><text:span text:style-name="T39">s</text:span><text:span text:style-name="T38"> to The MagPi editors: </text:span></text:p>
      <text:p text:style-name="P22"><text:span text:style-name="T39">1) C</text:span><text:span text:style-name="T38">ode entries in the text are highlighted in gray, to remain distinguishable from the rest of the text. I imagine you will change the font to the one you use for code entires in your magazine.</text:span></text:p>
      <text:p text:style-name="P44"><text:span text:style-name="T38">2</text:span><text:span text:style-name="T37">) 5 pictures attached as Picture_1, 2, 4, 5 and 6.jpg.</text:span></text:p>
      <text:p text:style-name="P42"/>
      <text:p text:style-name="Standard"/>
      <text:p text:style-name="P24"><text:span text:style-name="T24">A</text:span><text:span text:style-name="T23"> home environment sensor from a Raspberry Pi and our e-paper device</text:span></text:p>
      <text:p text:style-name="P1"/>
      <text:p text:style-name="P8"><text:span text:style-name="T46">Picture_1</text:span>.jpg</text:p>
      <text:p text:style-name="P12"><text:span text:style-name="T43">Caption: </text:span><text:span text:style-name="T44">Raspberry Pi, Cubesensonrs and V Tablet make for an interesting combination.</text:span></text:p>
      <text:p text:style-name="Standard"/>
      <text:p text:style-name="Standard">What happens when you deploy Visionect's stack to the Raspberry Pi? A Webkit instance on a server that renders websites and sends the resulting images to simple e-paper devices over the air. The device is just the interface, the server does all the heavy lifting. Can the Raspberry Pi handle it?</text:p>
      <text:p text:style-name="Standard"/>
      <text:p text:style-name="Standard">Visionect's frontend wizard, Matev<text:span text:style-name="T1">ž</text:span>, decided to find out. He found Raspberry Pi boards inside Cubesensors, mixed two of the most interesting Slovenian hardware startups together, and barely broke a sweat doing it.</text:p>
      <text:p text:style-name="Standard"/>
      <text:p text:style-name="P6">Cubesensors</text:p>
      <text:p text:style-name="Standard"/>
      <text:p text:style-name="P10">Picture_2.jpg</text:p>
      <text:p text:style-name="P45">Caption: V Tablet is perfect for the job because of its e-paper display with low energy consumption.</text:p>
      <text:p text:style-name="P18"/>
      <text:p text:style-name="P4">Cubesensors <text:span text:style-name="T27">(more information: cubesensors.com/) </text:span>won a Launch award last year because they are small, cute, and awesome. A tiny plastic cube with a Raspberry Pi board that you put on a table and it will help you make <text:span text:style-name="T31">a</text:span> room a better place. There's a bunch of sensors in there - humidity, noise, air pollution, vibration, everything you can think of. Normally these cubes create a mesh network using ZigBee and talk to an app on your phone to say<text:span text:style-name="Emphasis">"Hey, you know what, maybe you should open a window."</text:span></text:p>
      <text:p text:style-name="Standard"><text:span text:style-name="Emphasis"/></text:p>
      <text:p text:style-name="Standard">Matev<text:span text:style-name="T1">ž</text:span> hacked one of them to run Visionect's server software, become a Wi-Fi access point, and report straight to the V <text:span text:style-name="T31">T</text:span>ablet without any need for <text:span text:style-name="T1">Internet</text:span> or extra devices.</text:p>
      <text:p text:style-name="Standard"/>
      <text:p text:style-name="Standard">V <text:span text:style-name="T30">T</text:span>ablets are especially well suited for this purpose since they use the awesome e-paper display from E Ink (visit their website at www.eink.com)<text:span text:style-name="T32">, which you can also find in you e-book reader</text:span>. This means you'll be able to mount the device on a sunny porch and run it on battery power for weeks as <text:span text:style-name="T32">e</text:span>-paper displays offer awesome sunlight readability at <text:span text:style-name="T31">a </text:span>super low power consumption.</text:p>
      <text:p text:style-name="Standard"/>
      <text:p text:style-name="Standard">Result: self-contained Visionect stack on a Raspberry Pi with a bunch of sensors for environmental data, all being displayed on the awesome e-paper based V Tablet.</text:p>
      <text:p text:style-name="Standard"/>
      <text:p text:style-name="P5"><text:bookmark text:name="visionect-cubesensors-node-js-win"/>Visionect+Cubesensors+node.js = win</text:p>
      <text:p text:style-name="P11"/>
      <text:p text:style-name="Standard">Contrary to what you might expect, shoving a server that usually takes a beefy processor and many <text:soft-page-break/>rams onto the 700MHz Raspberry Pi was completely uneventful. It just worked.</text:p>
      <text:p text:style-name="Standard"/>
      <text:list xml:id="list3706895201625240619" text:style-name="L1">
        <text:list-item>
          <text:p text:style-name="P47">install some dependancies</text:p>
        </text:list-item>
        <text:list-item>
          <text:p text:style-name="P47">make deb packages for Visionect things</text:p>
        </text:list-item>
        <text:list-item>
          <text:p text:style-name="P47">use <text:span text:style-name="Source_20_Text">gvm </text:span>to update Go and get the admin panel working</text:p>
        </text:list-item>
        <text:list-item>
          <text:p text:style-name="P47">write a log parser for sensor logs</text:p>
        </text:list-item>
        <text:list-item>
          <text:p text:style-name="P47">make a simple static file server</text:p>
        </text:list-item>
        <text:list-item>
          <text:p text:style-name="P47">write some code to display data</text:p>
        </text:list-item>
        <text:list-item>
          <text:p text:style-name="P47">hook up the tablets</text:p>
          <text:p text:style-name="P47"/>
        </text:list-item>
      </text:list>
      <text:p text:style-name="Standard">And that's it. That's all it took. Imagine my disappointment when I was expecting a juicy tale of trial and error, of heroic hacking and triumph. Everything just... worked.</text:p>
      <text:p text:style-name="Standard"/>
      <text:p text:style-name="Standard">Matev<text:span text:style-name="T1">ž</text:span> says the hardest part was creating those deb packages, but you don't have to do that anymore. You can just run <text:span text:style-name="Source_20_Text"><text:span text:style-name="T33">sudo apt-get install koala</text:span></text:span><text:span text:style-name="T33">.</text:span><text:span text:style-name="T37"> </text:span></text:p>
      <text:p text:style-name="P21"/>
      <text:p text:style-name="Standard">If you ever need to make a deb package, Matev<text:span text:style-name="T1">ž</text:span> prefers this seven step guide <text:span text:style-name="T32">from Web Upd8 available online at www.webupd8.org/2010/01/how-to-create-deb-package-ubuntu-debian.html</text:span>. <text:span text:style-name="T29">He s</text:span>ays it was the least painful.</text:p>
      <text:p text:style-name="P16"/>
      <text:p text:style-name="P5">Parsing log files</text:p>
      <text:p text:style-name="Standard"/>
      <text:p text:style-name="Standard">Because there's still no official API, Mate<text:span text:style-name="T22">vž</text:span> had to do some inventive hacking - parsing ZigBee logs.</text:p>
      <text:p text:style-name="Standard">When Cubesensors talk to each other, they leave a trail in <text:span text:style-name="Source_20_Text"><text:span text:style-name="T40">/var/log/ziggy.stdout.log</text:span></text:span>. I <text:span text:style-name="T22">am</text:span> not sure why, but it <text:span text:style-name="T22">is</text:span> useful when you want to read the sensors every ten seconds.</text:p>
      <text:p text:style-name="Standard"/>
      <text:p text:style-name="Standard">Logs look like this:</text:p>
      <text:p text:style-name="Standard"/>
      <text:p text:style-name="P27">[20140306T09:49:08.034570] New node id=409D, eui64=000D6F0003053413 [20140306T09:49:09.533744] 000D6F0003C16E48: data = {"noise": 16.532, "temp": 24.5, "fw": 28, "battery": 2464, "light": 1708, "voc": 400, "humidity": 1576, "pressure": 986.0, "voc_resistance": 14590, "shake": true} [20140306T09:49:09.540727] 000D6F0003C16E48: score = 66.297 (temp=23.5/1.0 humidity=20.0326797386/-0.348102820428 voc=450/1 noise=16.532/1) [20140306T09:49:09.544915] 000D6F0003C16E48: reply = '\x11\x00B' (kwargs={"home": true, "score": 66}, queue={}) [20140306T09:49:09.606970] Sequences: '8F' added [20140306T09:49:09.842009] Sequences: '8F' done (ACK), removing. [20140306T09:49:10.004599] 000D6F0003053413: received ping [20140306T09:49:10.010692] 000D6F0003053413: reply = '\x10\x00' (kwargs={"home": true}, queue={})</text:p>
      <text:p text:style-name="P26"/>
      <text:p text:style-name="Standard">Parsing those into a useful form is a simple matter of using node's <text:span text:style-name="Source_20_Text"><text:span text:style-name="T40">Tail</text:span></text:span><text:span text:style-name="Source_20_Text"> </text:span>package and applying a regex to every line.</text:p>
      <text:p text:style-name="Standard"/>
      <text:p text:style-name="P30"><text:span text:style-name="T6">var</text:span><text:span text:style-name="T11"> </text:span><text:span text:style-name="T7">tail = </text:span><text:span text:style-name="T6">new</text:span><text:span text:style-name="T11"> </text:span><text:span text:style-name="T7">Tail(</text:span><text:span text:style-name="T14">"/var/log/ziggy.stdout.log"</text:span><text:span text:style-name="T7">),</text:span></text:p>
      <text:p text:style-name="P30"><text:span text:style-name="T7"><text:tab/>pat = </text:span><text:span text:style-name="T16">/\[.*?\] (.*?): data = (.*?})/g</text:span><text:span text:style-name="T7">,</text:span></text:p>
      <text:p text:style-name="P29"><text:tab/>sensors = {}; </text:p>
      <text:p text:style-name="P29"/>
      <text:p text:style-name="P30"><text:soft-page-break/><text:span text:style-name="T7">tail.on(</text:span><text:span text:style-name="T14">"line"</text:span><text:span text:style-name="T7">, </text:span><text:span text:style-name="T6">function</text:span><text:span text:style-name="T7">(line) {</text:span><text:span text:style-name="T11"> </text:span></text:p>
      <text:p text:style-name="P30"><text:span text:style-name="T6"><text:tab/>var</text:span><text:span text:style-name="T11"> </text:span><text:span text:style-name="T7">data = pat.exec(line);</text:span></text:p>
      <text:p text:style-name="P30"><text:span text:style-name="T7"><text:s/><text:tab/></text:span><text:span text:style-name="T6">if</text:span><text:span text:style-name="T11"> </text:span><text:span text:style-name="T7">(data) { </text:span></text:p>
      <text:p text:style-name="P30"><text:span text:style-name="T7"><text:tab/> <text:s text:c="2"/>sensors[data[</text:span><text:span text:style-name="T17">1</text:span><text:span text:style-name="T7">]] = </text:span><text:span text:style-name="T19">JSON</text:span><text:span text:style-name="T7">.parse(data[</text:span><text:span text:style-name="T17">2</text:span><text:span text:style-name="T7">]); </text:span></text:p>
      <text:p text:style-name="P29">} </text:p>
      <text:p text:style-name="P29">});</text:p>
      <text:p text:style-name="Standard"/>
      <text:p text:style-name="P13">Simple.</text:p>
      <text:p text:style-name="P13"/>
      <text:p text:style-name="P7">Displaying the data</text:p>
      <text:p text:style-name="P2"/>
      <text:p text:style-name="P8">Picture_<text:span text:style-name="T42">4</text:span>.jpg</text:p>
      <text:p text:style-name="P19">Caption: <text:s/><text:span text:style-name="T42">It works, V Tablet show the data!</text:span></text:p>
      <text:p text:style-name="P8"/>
      <text:p text:style-name="Standard">Once your data is in a friendly JSON format, you have to slap together a simple dashboard-like app for the V <text:span text:style-name="T30">T</text:span>ablet.</text:p>
      <text:p text:style-name="Standard">You'll need a static server first, but you're using node.js to parse logs anyway, so a server is just a node-static <text:span text:style-name="T28">(available at</text:span> github.com/cloudhead/node-static) away. Or you can do it the old fashioned, manual way, like Matev<text:span text:style-name="T22">ž</text:span> did. But he's a frontend guy so we forg<text:span text:style-name="T22">ave</text:span> him.</text:p>
      <text:p text:style-name="Standard"/>
      <text:p text:style-name="Standard">Most of the interface is just a bunch of logic for selecting which cube to look at and going back from a specific display. <text:span text:style-name="Source_20_Text"><text:span text:style-name="T40">fetchData</text:span></text:span>, which fetches data and displays it, is far more interesting.</text:p>
      <text:p text:style-name="Standard">It's called every ten seconds and looks like this:</text:p>
      <text:p text:style-name="P2"/>
      <text:p text:style-name="P33"><text:span text:style-name="T8">fetchData = </text:span><text:span text:style-name="T10">function</text:span><text:span text:style-name="T8">() {</text:span></text:p>
      <text:p text:style-name="P33"><text:span text:style-name="T8"><text:tab/>$.getJSON(</text:span><text:span text:style-name="T15">'data.json'</text:span><text:span text:style-name="T8">, </text:span><text:span text:style-name="T10">function</text:span><text:span text:style-name="T8">(new_data) {</text:span><text:span text:style-name="T12"> </text:span></text:p>
      <text:p text:style-name="P35"><text:tab/> data = new_data; </text:p>
      <text:p text:style-name="P33"><text:span text:style-name="T8"><text:tab/> $.each(data, </text:span><text:span text:style-name="T10">function</text:span><text:span text:style-name="T8">(id, cube) {</text:span><text:span text:style-name="T12"> </text:span></text:p>
      <text:p text:style-name="P34"><text:span text:style-name="T8"><text:tab/><text:tab/>cube.voc = </text:span><text:span text:style-name="T20">Math</text:span><text:span text:style-name="T8">.max(cube.voc - </text:span><text:span text:style-name="T18">900</text:span><text:span text:style-name="T8">, </text:span><text:span text:style-name="T18">0</text:span><text:span text:style-name="T8">)*</text:span><text:span text:style-name="T18">0.4</text:span><text:span text:style-name="T12"> </text:span><text:span text:style-name="T8">+ </text:span><text:span text:style-name="T20">Math</text:span><text:span text:style-name="T8">.min(cube.voc, </text:span><text:span text:style-name="T18">900</text:span><text:span text:style-name="T8">) <text:tab/><text:tab/>cube.humidity = </text:span><text:span text:style-name="T20">Math</text:span><text:span text:style-name="T8">.min(</text:span><text:span text:style-name="T18">95</text:span><text:span text:style-name="T8">, </text:span><text:span text:style-name="T20">Math</text:span><text:span text:style-name="T8">.max(</text:span><text:span text:style-name="T18">10</text:span><text:span text:style-name="T8">, (cube.humidity </text:span></text:p>
      <text:p text:style-name="P36"/>
      <text:p text:style-name="P34"><text:span text:style-name="T8">-</text:span><text:span text:style-name="T18">330</text:span><text:span text:style-name="T8">*</text:span><text:span text:style-name="T18">5.1</text:span><text:span text:style-name="T8">)/(</text:span><text:span text:style-name="T18">600</text:span><text:span text:style-name="T8">/</text:span><text:span text:style-name="T18">1000</text:span><text:span text:style-name="T8">*</text:span><text:span text:style-name="T18">5.1</text:span><text:span text:style-name="T8">) + </text:span><text:span text:style-name="T18">55</text:span><text:span text:style-name="T8">))</text:span></text:p>
      <text:p text:style-name="P34"><text:span text:style-name="T8"><text:tab/><text:tab/>cube.light=</text:span><text:span text:style-name="T18">10</text:span><text:span text:style-name="T8">/</text:span><text:span text:style-name="T18">6.0</text:span><text:span text:style-name="T8">*(</text:span><text:span text:style-name="T18">1</text:span><text:span text:style-name="T8">+cube.light/</text:span><text:span text:style-name="T18">1024.0</text:span><text:span text:style-name="T8">)*</text:span><text:span text:style-name="T18">4.787</text:span><text:span text:style-name="T8">*</text:span><text:span text:style-name="T20">Math</text:span><text:span text:style-name="T8">.exp(-</text:span></text:p>
      <text:p text:style-name="P34"><text:span text:style-name="T8">(</text:span><text:span text:style-name="T20">Math</text:span><text:span text:style-name="T8">.pow((cube.light-</text:span><text:span text:style-name="T18">2048</text:span><text:span text:style-name="T8">)/</text:span><text:span text:style-name="T18">400.0</text:span><text:span text:style-name="T8">+</text:span><text:span text:style-name="T18">1</text:span><text:span text:style-name="T8">, </text:span><text:span text:style-name="T18">2</text:span><text:span text:style-name="T8">)/</text:span><text:span text:style-name="T18">50.0</text:span><text:span text:style-name="T8">))) * (</text:span><text:span text:style-name="T18">102400.0</text:span><text:span text:style-name="T8">/</text:span><text:span text:style-name="T20">Math</text:span><text:span text:style-name="T8">.max(</text:span><text:span text:style-name="T18">15</text:span><text:span text:style-name="T8">, cube.light) - </text:span><text:span text:style-name="T18">25</text:span><text:span text:style-name="T8">); </text:span></text:p>
      <text:p text:style-name="P36"><text:tab/>}); </text:p>
      <text:p text:style-name="P34"><text:span text:style-name="T8"><text:tab/></text:span><text:span text:style-name="T10">if</text:span><text:span text:style-name="T12"> </text:span><text:span text:style-name="T8">($(</text:span><text:span text:style-name="T15">'#data'</text:span><text:span text:style-name="T8">).is(</text:span><text:span text:style-name="T15">':visible'</text:span><text:span text:style-name="T8">)) { </text:span></text:p>
      <text:p text:style-name="P34"><text:span text:style-name="T8"><text:tab/><text:tab/>renderData($(</text:span><text:span text:style-name="T15">'#data'</text:span><text:span text:style-name="T8">).data(</text:span><text:span text:style-name="T15">'id'</text:span><text:span text:style-name="T8">)); </text:span></text:p>
      <text:p text:style-name="P36"><text:tab/>} </text:p>
      <text:p text:style-name="P36"><text:s text:c="2"/>});</text:p>
      <text:p text:style-name="P36">}</text:p>
      <text:p text:style-name="P2"/>
      <text:p text:style-name="Standard">Mmm, maths. And magic numbers. To be honest, I'm not at all certain how those conversions work or what any of the numbers mean, but the end result is a human readable display of temperature, noise, humidity, light, air pressure, and air quality in a room. You can get the full source code <text:span text:style-name="T25">at github.com/visionect/cubesensorsdislpay.</text:span></text:p>
      <text:p text:style-name="Standard"/>
      <text:p text:style-name="P9">Picture_<text:span text:style-name="T42">5</text:span>.jpg<text:line-break/><text:span text:style-name="T44">Caption: <text:s/></text:span><text:span text:style-name="T45">B</text:span><text:span text:style-name="T44">unch of environmental data, all being displayed on the e-paper based V Tablet.</text:span></text:p>
      <text:p text:style-name="P14"><text:soft-page-break/></text:p>
      <text:p text:style-name="P5"><text:bookmark text:name="hooking-up-the-tablets"/>Hooking up the tablets</text:p>
      <text:p text:style-name="Standard"/>
      <text:p text:style-name="Standard">Time to turn your Raspberry Pi into a WiFi hotspot for the tablets.</text:p>
      <text:p text:style-name="Standard">You'll need a wi-fi dongle, some more deb packages, and a bit of configuration. Matev<text:span text:style-name="T26">ž</text:span> says he used the <text:span text:style-name="Source_20_Text"><text:span text:style-name="T40">TP Link TL-WN722N</text:span></text:span><text:span text:style-name="Source_20_Text"> </text:span>dongle, but I'm sure you can use whatever <text:span text:style-name="T30">is</text:span> lying around the house. Especially if it's based on the Atheros chipset.</text:p>
      <text:p text:style-name="Standard"/>
      <text:p text:style-name="P3">Then you have to add <text:span text:style-name="Source_20_Text"><text:span text:style-name="T40">deb</text:span></text:span><text:span text:style-name="Source_20_Text"> http://mirrordirector.raspbian.org/raspbian/ </text:span><text:span text:style-name="Source_20_Text"><text:span text:style-name="T40">wheezy non-free</text:span></text:span><text:span text:style-name="Source_20_Text"> </text:span>to<text:span text:style-name="Source_20_Text">/etc/apt/sources.list </text:span>and run <text:span text:style-name="Source_20_Text"><text:span text:style-name="T40">apt-get install firmware-atheros isc-dhcp-server hostapd</text:span></text:span><text:span text:style-name="Source_20_Text"> </text:span>to install all the packages.</text:p>
      <text:p text:style-name="P3"/>
      <text:p text:style-name="Standard">After that, some configuration:</text:p>
      <text:p text:style-name="P15"/>
      <text:p text:style-name="P41"># /etc/network/interfaces</text:p>
      <text:p text:style-name="P40"/>
      <text:p text:style-name="P37">auto wlan0 </text:p>
      <text:p text:style-name="P37">iface wlan0 inet static </text:p>
      <text:p text:style-name="P37"><text:tab/>address 192.168.20.1 </text:p>
      <text:p text:style-name="P37"><text:tab/>netmask 255.255.255.0 </text:p>
      <text:p text:style-name="P37"><text:tab/>network 192.168.20.0 </text:p>
      <text:p text:style-name="P37"><text:tab/>broadcast 192.168.20.255 </text:p>
      <text:p text:style-name="P37"/>
      <text:p text:style-name="P31"><text:span text:style-name="T21"># /etc/dhcp/dhcpd.conf</text:span><text:span text:style-name="T13"> </text:span></text:p>
      <text:p text:style-name="P37"/>
      <text:p text:style-name="P37">subnet 192.168.20.0 netmask 255.255.255.0 { </text:p>
      <text:p text:style-name="P37"><text:s text:c="2"/>range 192.168.20.100 192.168.20.200; </text:p>
      <text:p text:style-name="P37"><text:s text:c="2"/>option routers 192.168.20.1; </text:p>
      <text:p text:style-name="P37"><text:s text:c="2"/>interface wlan0;</text:p>
      <text:p text:style-name="P37"/>
      <text:p text:style-name="P37"><text:s/>} </text:p>
      <text:p text:style-name="P37"/>
      <text:p text:style-name="P31"><text:span text:style-name="T21"># /etc/hostapd/hostapd.conf</text:span><text:span text:style-name="T13"> </text:span></text:p>
      <text:p text:style-name="P37"/>
      <text:p text:style-name="P38">interface=wlan0 </text:p>
      <text:p text:style-name="P38">driver=nl80211 </text:p>
      <text:p text:style-name="P38">ssid=WIFI_NAME </text:p>
      <text:p text:style-name="P38">hw_mode=g </text:p>
      <text:p text:style-name="P38">channel=11 </text:p>
      <text:p text:style-name="P38">wpa=1 </text:p>
      <text:p text:style-name="P38">wpa_passphrase=WIFI_PASSWORD</text:p>
      <text:p text:style-name="P38">wpa_key_mgmt=WPA-PSK </text:p>
      <text:p text:style-name="P38">wpa_pairwise=TKIP CCMP </text:p>
      <text:p text:style-name="P38">wpa_ptk_rekey=600 </text:p>
      <text:p text:style-name="P38">macaddr_acl=0 </text:p>
      <text:p text:style-name="P38"/>
      <text:p text:style-name="P32"><text:span text:style-name="T21"># /etc/init.d/hostapd.conf</text:span><text:span text:style-name="T13"> </text:span></text:p>
      <text:p text:style-name="P38"/>
      <text:p text:style-name="P39">DAEMON_CONF=/etc/hostapd/hostapd.conf</text:p>
      <text:p text:style-name="Standard"><text:span text:style-name="T9"><text:line-break/></text:span>Then tell the Raspberry Pi to turn into an access point every time it boots with two commands:</text:p>
      <text:p text:style-name="Standard"/>
      <text:p text:style-name="P28"><text:soft-page-break/>update-rc isc-dhcp-server defaults</text:p>
      <text:p text:style-name="P28">update-rc hostapd defaults</text:p>
      <text:p text:style-name="P25"/>
      <text:p text:style-name="Standard">And voila. A self contained system where a bunch of sensors inside a plastic box hooked up to a Raspberry Pi talk to a palm-sized e-paper tablet.</text:p>
      <text:p text:style-name="Standard"/>
      <text:p text:style-name="Standard">Well, you have to tell the tablet to connect to this access point as well. But that's trivial - go into settings, input the right IP addresses. Then don't forget to visit Visionect admin panel at <text:span text:style-name="Source_20_Text">http://192.168.20.1:8150 </text:span>and tell it which URL to serve. For the cubesensors experiment this was <text:span text:style-name="Source_20_Text">http://192.168.20.1:8888</text:span>.</text:p>
      <text:p text:style-name="Standard"/>
      <text:p text:style-name="P5"><text:bookmark text:name="do-it-yourself"/>Do it yourself</text:p>
      <text:p text:style-name="Standard"/>
      <text:p text:style-name="Standard">Let's recap. To turn your Raspberry Pi into a Visionect server you have to:</text:p>
      <text:list xml:id="list646649840979176324" text:style-name="L2">
        <text:list-item>
          <text:p text:style-name="P49">add Visionect's deb packages to sources.list, <text:span text:style-name="T32">visit: packages.visionect.si/</text:span></text:p>
        </text:list-item>
        <text:list-item>
          <text:p text:style-name="P48">get a wifi dongle</text:p>
        </text:list-item>
        <text:list-item>
          <text:p text:style-name="P48">convince your Pi to act as an access point (<text:span text:style-name="T34">as explained in the </text:span><text:span text:style-name="T4">“</text:span><text:span text:style-name="T5">Hooking up tablets”</text:span><text:span text:style-name="T41"> </text:span><text:span text:style-name="T34">section)</text:span></text:p>
        </text:list-item>
        <text:list-item>
          <text:p text:style-name="P48">tell the tablet where to connect</text:p>
          <text:p text:style-name="P48"/>
        </text:list-item>
      </text:list>
      <text:p text:style-name="P20"><text:span text:style-name="T35">Picture_</text:span><text:span text:style-name="T36">6</text:span><text:span text:style-name="T35">.jpg<text:line-break/></text:span>Caption: <text:s/>Raspberry Pi, Cubesensors and V Tablet. <text:span text:style-name="T46">— And what are you going to build?</text:span></text:p>
      <text:p text:style-name="Standard"/>
      <text:p text:style-name="P23">And you're done. Matev<text:span text:style-name="T28">ž</text:span> made a room sensor display thingy on a V Tablet with an E Ink e-paper display, what are <text:span text:style-name="Emphasis">you </text:span>going to build?</text:p>
      <text:p text:style-name="Standard"/>
      <text:p text:style-name="P17"><text:span text:style-name="Emphasis"><text:span text:style-name="T2">Swizec Teller </text:span></text:span><text:span text:style-name="Emphasis"><text:span text:style-name="T3">for Visionect,</text:span></text:span></text:p>
      <text:p text:style-name="P17"><text:span text:style-name="Emphasis"><text:span text:style-name="T3">F</text:span></text:span><text:span text:style-name="Emphasis"><text:span text:style-name="T2">ollow him on Twitter: @Swizec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t Mori</meta:initial-creator>
    <meta:creation-date>2014-09-16T09:37:32</meta:creation-date>
    <dc:date>2014-09-30T10:33:15.650428177</dc:date>
    <meta:editing-duration>PT4H18M22S</meta:editing-duration>
    <meta:editing-cycles>22</meta:editing-cycles>
    <meta:generator>LibreOffice/4.2.6.3$Linux_X86_64 LibreOffice_project/420m0$Build-3</meta:generator>
    <meta:document-statistic meta:table-count="0" meta:image-count="0" meta:object-count="0" meta:page-count="5" meta:paragraph-count="115" meta:word-count="1323" meta:character-count="8763" meta:non-whitespace-character-count="7484"/>
  </office:meta>
</office:document-meta>
</file>